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text-properties officeooo:rsid="0058b2aa" officeooo:paragraph-rsid="0058b2aa"/>
    </style:style>
    <style:style style:name="P2" style:family="paragraph" style:parent-style-name="Text_20_body">
      <style:text-properties fo:language="ru" fo:country="RU" officeooo:rsid="006fc96c" officeooo:paragraph-rsid="006fc96c"/>
    </style:style>
    <style:style style:name="P3" style:family="paragraph" style:parent-style-name="Text_20_body">
      <style:text-properties style:font-name="aakar" fo:language="ru" fo:country="RU" officeooo:rsid="006aef12" officeooo:paragraph-rsid="006aef12"/>
    </style:style>
    <style:style style:name="P4" style:family="paragraph" style:parent-style-name="Text_20_body">
      <style:text-properties style:font-name="aakar" fo:language="ru" fo:country="RU" officeooo:rsid="00726e0a" officeooo:paragraph-rsid="00726e0a"/>
    </style:style>
    <style:style style:name="P5" style:family="paragraph" style:parent-style-name="Text_20_body">
      <style:text-properties style:font-name="aakar" fo:language="ru" fo:country="RU" officeooo:rsid="006c1e21" officeooo:paragraph-rsid="006c1e21"/>
    </style:style>
    <style:style style:name="P6" style:family="paragraph" style:parent-style-name="Text_20_body">
      <style:text-properties style:font-name="aakar" fo:language="ru" fo:country="RU" officeooo:rsid="006dfcc4" officeooo:paragraph-rsid="006dfcc4"/>
    </style:style>
    <style:style style:name="P7" style:family="paragraph" style:parent-style-name="Text_20_body">
      <style:text-properties style:font-name="aakar" fo:language="ru" fo:country="RU" officeooo:rsid="00762d8e" officeooo:paragraph-rsid="00762d8e"/>
    </style:style>
    <style:style style:name="P8" style:family="paragraph" style:parent-style-name="Text_20_body">
      <style:text-properties style:font-name="aakar" fo:language="ru" fo:country="RU" officeooo:rsid="0077b51b" officeooo:paragraph-rsid="00869bfa"/>
    </style:style>
    <style:style style:name="P9" style:family="paragraph" style:parent-style-name="Text_20_body">
      <style:text-properties style:font-name="aakar" fo:language="ru" fo:country="RU" officeooo:rsid="0077b51b" officeooo:paragraph-rsid="0077b51b"/>
    </style:style>
    <style:style style:name="P10" style:family="paragraph" style:parent-style-name="Text_20_body">
      <style:text-properties style:font-name="aakar" fo:language="ru" fo:country="RU" officeooo:rsid="0090e3af" officeooo:paragraph-rsid="0090e3af"/>
    </style:style>
    <style:style style:name="P11" style:family="paragraph" style:parent-style-name="Text_20_body">
      <style:text-properties style:font-name="aakar" fo:language="ru" fo:country="RU" officeooo:rsid="008be0d2" officeooo:paragraph-rsid="008be0d2"/>
    </style:style>
    <style:style style:name="P12" style:family="paragraph" style:parent-style-name="Text_20_body">
      <style:text-properties style:font-name="aakar" fo:language="ru" fo:country="RU" officeooo:rsid="007e9f28" officeooo:paragraph-rsid="007e9f28"/>
    </style:style>
    <style:style style:name="P13" style:family="paragraph" style:parent-style-name="Text_20_body">
      <style:text-properties style:font-name="aakar" fo:language="ru" fo:country="RU" officeooo:rsid="007ed298" officeooo:paragraph-rsid="007ed298"/>
    </style:style>
    <style:style style:name="P14" style:family="paragraph" style:parent-style-name="Text_20_body">
      <style:text-properties style:font-name="aakar" fo:language="ru" fo:country="RU" officeooo:rsid="00842f5b" officeooo:paragraph-rsid="00842f5b"/>
    </style:style>
    <style:style style:name="P15" style:family="paragraph" style:parent-style-name="Text_20_body">
      <style:text-properties style:font-name="aakar" fo:language="ru" fo:country="RU" officeooo:rsid="007f2773" officeooo:paragraph-rsid="007f2773"/>
    </style:style>
    <style:style style:name="P16" style:family="paragraph" style:parent-style-name="Text_20_body">
      <style:text-properties style:font-name="aakar" fo:language="ru" fo:country="RU" officeooo:rsid="008269e8" officeooo:paragraph-rsid="008269e8"/>
    </style:style>
    <style:style style:name="P17" style:family="paragraph" style:parent-style-name="Text_20_body">
      <style:text-properties style:font-name="aakar" fo:language="ru" fo:country="RU" officeooo:rsid="007c0740" officeooo:paragraph-rsid="007c0740"/>
    </style:style>
    <style:style style:name="P18" style:family="paragraph" style:parent-style-name="Text_20_body">
      <style:text-properties style:font-name="aakar"/>
    </style:style>
    <style:style style:name="P19" style:family="paragraph" style:parent-style-name="Text_20_body">
      <style:text-properties style:font-name="aakar" officeooo:rsid="00660080" officeooo:paragraph-rsid="00660080"/>
    </style:style>
    <style:style style:name="P20" style:family="paragraph" style:parent-style-name="Text_20_body">
      <style:text-properties style:font-name="Liberation Serif"/>
    </style:style>
    <style:style style:name="P21" style:family="paragraph" style:parent-style-name="Text_20_body">
      <style:text-properties officeooo:paragraph-rsid="00135035"/>
    </style:style>
    <style:style style:name="P22" style:family="paragraph" style:parent-style-name="Text_20_body">
      <style:text-properties officeooo:rsid="00579543" officeooo:paragraph-rsid="00135035"/>
    </style:style>
    <style:style style:name="P23" style:family="paragraph" style:parent-style-name="Text_20_body">
      <style:text-properties officeooo:paragraph-rsid="006ac053"/>
    </style:style>
    <style:style style:name="P24" style:family="paragraph" style:parent-style-name="Text_20_body">
      <style:text-properties officeooo:rsid="003e4239" officeooo:paragraph-rsid="00135035"/>
    </style:style>
    <style:style style:name="P2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2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27" style:family="paragraph" style:parent-style-name="Text_20_body">
      <style:paragraph-properties fo:text-align="justify" style:justify-single-word="false"/>
      <style:text-properties officeooo:rsid="0018e370" officeooo:paragraph-rsid="00135035"/>
    </style:style>
    <style:style style:name="P28" style:family="paragraph" style:parent-style-name="Text_20_body">
      <style:paragraph-properties fo:text-align="justify" style:justify-single-word="false"/>
      <style:text-properties officeooo:rsid="002e8270" officeooo:paragraph-rsid="00135035"/>
    </style:style>
    <style:style style:name="P29" style:family="paragraph" style:parent-style-name="Text_20_body">
      <style:paragraph-properties fo:text-align="justify" style:justify-single-word="false"/>
      <style:text-properties officeooo:rsid="0033f61a" officeooo:paragraph-rsid="00135035"/>
    </style:style>
    <style:style style:name="P30" style:family="paragraph" style:parent-style-name="Text_20_body">
      <style:paragraph-properties fo:text-align="justify" style:justify-single-word="false"/>
      <style:text-properties officeooo:rsid="001a0558" officeooo:paragraph-rsid="00135035"/>
    </style:style>
    <style:style style:name="P31" style:family="paragraph" style:parent-style-name="Text_20_body">
      <style:paragraph-properties fo:text-align="justify" style:justify-single-word="false"/>
      <style:text-properties officeooo:rsid="001b0292" officeooo:paragraph-rsid="00135035"/>
    </style:style>
    <style:style style:name="P32" style:family="paragraph" style:parent-style-name="Text_20_body">
      <style:paragraph-properties fo:text-align="justify" style:justify-single-word="false"/>
      <style:text-properties officeooo:rsid="0017810f" officeooo:paragraph-rsid="00135035"/>
    </style:style>
    <style:style style:name="P33" style:family="paragraph" style:parent-style-name="Text_20_body">
      <style:paragraph-properties fo:text-align="justify" style:justify-single-word="false"/>
      <style:text-properties officeooo:rsid="00210db6" officeooo:paragraph-rsid="00135035"/>
    </style:style>
    <style:style style:name="P34" style:family="paragraph" style:parent-style-name="Text_20_body">
      <style:paragraph-properties fo:text-align="justify" style:justify-single-word="false"/>
      <style:text-properties officeooo:rsid="001f7f95" officeooo:paragraph-rsid="00135035"/>
    </style:style>
    <style:style style:name="P35" style:family="paragraph" style:parent-style-name="Text_20_body">
      <style:paragraph-properties fo:text-align="justify" style:justify-single-word="false"/>
      <style:text-properties officeooo:rsid="00d31dd5" officeooo:paragraph-rsid="00135035"/>
    </style:style>
    <style:style style:name="P36" style:family="paragraph" style:parent-style-name="Text_20_body">
      <style:paragraph-properties fo:text-align="justify" style:justify-single-word="false"/>
      <style:text-properties officeooo:rsid="00d3d437" officeooo:paragraph-rsid="00135035"/>
    </style:style>
    <style:style style:name="P37" style:family="paragraph" style:parent-style-name="Text_20_body">
      <style:paragraph-properties fo:text-align="justify" style:justify-single-word="false"/>
      <style:text-properties officeooo:paragraph-rsid="00135035"/>
    </style:style>
    <style:style style:name="P38" style:family="paragraph" style:parent-style-name="Text_20_body">
      <style:paragraph-properties fo:text-align="justify" style:justify-single-word="false"/>
      <style:text-properties officeooo:paragraph-rsid="004f0ae4"/>
    </style:style>
    <style:style style:name="P39" style:family="paragraph" style:parent-style-name="Text_20_body">
      <style:paragraph-properties fo:text-align="justify" style:justify-single-word="false"/>
      <style:text-properties officeooo:paragraph-rsid="00692cc2"/>
    </style:style>
    <style:style style:name="P40" style:family="paragraph" style:parent-style-name="Text_20_body">
      <style:paragraph-properties fo:text-align="justify" style:justify-single-word="false"/>
      <style:text-properties officeooo:rsid="017ac578" officeooo:paragraph-rsid="00135035"/>
    </style:style>
    <style:style style:name="P41"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42"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43"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44"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45"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46"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47"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48"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49"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50"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51"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52"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P53" style:family="paragraph" style:parent-style-name="Heading_20_3">
      <style:text-properties officeooo:paragraph-rsid="00135035"/>
    </style:style>
    <style:style style:name="T1" style:family="text">
      <style:text-properties officeooo:rsid="007515fd"/>
    </style:style>
    <style:style style:name="T2" style:family="text">
      <style:text-properties fo:language="en" fo:country="US"/>
    </style:style>
    <style:style style:name="T3" style:family="text">
      <style:text-properties fo:language="en" fo:country="US" officeooo:rsid="00762d8e"/>
    </style:style>
    <style:style style:name="T4" style:family="text">
      <style:text-properties fo:language="en" fo:country="US" officeooo:rsid="0077b51b"/>
    </style:style>
    <style:style style:name="T5" style:family="text">
      <style:text-properties officeooo:rsid="006fc96c"/>
    </style:style>
    <style:style style:name="T6" style:family="text">
      <style:text-properties officeooo:rsid="006c1e21"/>
    </style:style>
    <style:style style:name="T7" style:family="text">
      <style:text-properties officeooo:rsid="0073e628"/>
    </style:style>
    <style:style style:name="T8" style:family="text">
      <style:text-properties officeooo:rsid="00762d8e"/>
    </style:style>
    <style:style style:name="T9" style:family="text">
      <style:text-properties officeooo:rsid="0077b51b"/>
    </style:style>
    <style:style style:name="T10" style:family="text">
      <style:text-properties officeooo:rsid="00781468"/>
    </style:style>
    <style:style style:name="T11" style:family="text">
      <style:text-properties officeooo:rsid="007b3554"/>
    </style:style>
    <style:style style:name="T12" style:family="text">
      <style:text-properties officeooo:rsid="007be0a0"/>
    </style:style>
    <style:style style:name="T13" style:family="text">
      <style:text-properties officeooo:rsid="007bf266"/>
    </style:style>
    <style:style style:name="T14" style:family="text">
      <style:text-properties officeooo:rsid="008dc533"/>
    </style:style>
    <style:style style:name="T15" style:family="text">
      <style:text-properties officeooo:rsid="008ee698"/>
    </style:style>
    <style:style style:name="T16" style:family="text">
      <style:text-properties officeooo:rsid="008fca99"/>
    </style:style>
    <style:style style:name="T17" style:family="text">
      <style:text-properties officeooo:rsid="00869bfa"/>
    </style:style>
    <style:style style:name="T18" style:family="text">
      <style:text-properties officeooo:rsid="0087a9fd"/>
    </style:style>
    <style:style style:name="T19" style:family="text">
      <style:text-properties officeooo:rsid="0088a567"/>
    </style:style>
    <style:style style:name="T20" style:family="text">
      <style:text-properties officeooo:rsid="00896080"/>
    </style:style>
    <style:style style:name="T21" style:family="text">
      <style:text-properties officeooo:rsid="0089aae2"/>
    </style:style>
    <style:style style:name="T22" style:family="text">
      <style:text-properties officeooo:rsid="0086153f"/>
    </style:style>
    <style:style style:name="T23" style:family="text">
      <style:text-properties officeooo:rsid="0080af85"/>
    </style:style>
    <style:style style:name="T24" style:family="text">
      <style:text-properties fo:language="uk" fo:country="UA" officeooo:rsid="007f2773"/>
    </style:style>
    <style:style style:name="T25" style:family="text">
      <style:text-properties officeooo:rsid="007f2773"/>
    </style:style>
    <style:style style:name="T26" style:family="text">
      <style:text-properties officeooo:rsid="0089e550"/>
    </style:style>
    <style:style style:name="T27" style:family="text">
      <style:text-properties officeooo:rsid="007d6510"/>
    </style:style>
    <style:style style:name="T28" style:family="text">
      <style:text-properties officeooo:rsid="0198a28c"/>
    </style:style>
    <style:style style:name="T29" style:family="text">
      <style:text-properties officeooo:rsid="00579543"/>
    </style:style>
    <style:style style:name="T30" style:family="text">
      <style:text-properties officeooo:rsid="006ac053"/>
    </style:style>
    <style:style style:name="T31" style:family="text">
      <style:text-properties officeooo:rsid="0041e85a"/>
    </style:style>
    <style:style style:name="T32" style:family="text">
      <style:text-properties officeooo:rsid="0037193b"/>
    </style:style>
    <style:style style:name="T33" style:family="text">
      <style:text-properties officeooo:rsid="002d3282"/>
    </style:style>
    <style:style style:name="T34" style:family="text">
      <style:text-properties officeooo:rsid="0031f8e1"/>
    </style:style>
    <style:style style:name="T35" style:family="text">
      <style:text-properties officeooo:rsid="001f5954"/>
    </style:style>
    <style:style style:name="T36" style:family="text">
      <style:text-properties officeooo:rsid="001b0292"/>
    </style:style>
    <style:style style:name="T37" style:family="text">
      <style:text-properties officeooo:rsid="0023936e"/>
    </style:style>
    <style:style style:name="T38" style:family="text">
      <style:text-properties officeooo:rsid="001ef6e5"/>
    </style:style>
    <style:style style:name="T39" style:family="text">
      <style:text-properties officeooo:rsid="00d31dd5"/>
    </style:style>
    <style:style style:name="T40" style:family="text">
      <style:text-properties officeooo:rsid="01c057b3"/>
    </style:style>
    <style:style style:name="T41" style:family="text">
      <style:text-properties officeooo:rsid="01f2da73"/>
    </style:style>
    <style:style style:name="T42" style:family="text">
      <style:text-properties officeooo:rsid="01f4586c"/>
    </style:style>
    <style:style style:name="T43" style:family="text">
      <style:text-properties officeooo:rsid="01aa60c0"/>
    </style:style>
    <style:style style:name="T44" style:family="text">
      <style:text-properties officeooo:rsid="009365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Чертогах разума овощами зовут Учителей – пострадавших от Хэвэн.</text:p>
      <text:p text:style-name="P1">Пациентами зовут медперсонал.</text:p>
      <text:p text:style-name="P2">Алкоголич — пожилой техник-ремонтник, выполняющий мелкие ремонтные работы в Чертогах Разума. Кашалотовна — повар-раздатчик пищи в столовой. Мымра — дежурная медсестра. Лысый — главврач.</text:p>
      <text:p text:style-name="P2"/>
      <text:p text:style-name="P3">Дедлайн, <text:span text:style-name="T1">Гейзенберг, Леннон и Терминатор</text:span><text:span text:style-name="T2"> </text:span>жив<text:span text:style-name="T1">у</text:span>т в седьмой палате. <text:span text:style-name="T5">У н</text:span><text:span text:style-name="T1">их</text:span><text:span text:style-name="T5"> надзиратель — Судья Дредд.</text:span> <text:span text:style-name="T6">Всего палат с </text:span><text:span text:style-name="T1">У</text:span><text:span text:style-name="T6">чителями семь. </text:span><text:span text:style-name="T5">Диоген живет в пятой — у него надзиратель — Шопен.</text:span></text:p>
      <text:p text:style-name="P4">Элвис <text:span text:style-name="T1">и Бисмарк </text:span>жив<text:span text:style-name="T1">у</text:span>т во второй палате.</text:p>
      <text:p text:style-name="P4">Гейзенберг <text:span text:style-name="T7">(заикается) — выменял у Крыса плеер с наушниками.</text:span></text:p>
      <text:p text:style-name="P18"/>
      <text:p text:style-name="P5">Страна Дедлайна в состоянии холодной войны с бледными — агрессивным государством-конкурентом</text:p>
      <text:p text:style-name="P18"/>
      <text:p text:style-name="P6">Хэвэн восемь лет изучала экономику, после чего ее три года обучали военному делу</text:p>
      <text:p text:style-name="P6">Цезарь <text:span text:style-name="T8">(</text:span><text:span text:style-name="T3">CAESAR)</text:span> — военный ии бледных — на шесть лет старше Феникса <text:span text:style-name="T9">(</text:span><text:span text:style-name="T4">PHOENIX</text:span><text:span text:style-name="T9">)</text:span> — военного ИИ ракетчиков (ему три года).</text:p>
      <text:p text:style-name="P7">У Хэвэн 28 датацентров (узлов кластера)</text:p>
      <text:p text:style-name="P7"/>
      <text:p text:style-name="P8">Магия в Орунгуне зовётся <text:span text:style-name="T10">айна. </text:span></text:p>
      <text:p text:style-name="P10">Аликорны в Орунгуне зовутся фаэри.</text:p>
      <text:p text:style-name="P8"/>
      <text:p text:style-name="P8"><text:span text:style-name="T11">Война с виндиго идет </text:span><text:span text:style-name="T12">6</text:span><text:span text:style-name="T13">2</text:span><text:span text:style-name="T11"> </text:span><text:span text:style-name="T13">года. </text:span><text:span text:style-name="T14">Вольт-тек основан </text:span><text:span text:style-name="T15">Селестией </text:span><text:span text:style-name="T14">на 20-м году войны.</text:span></text:p>
      <text:p text:style-name="P11">В мехадоспехи облачён один из <text:span text:style-name="T16">пяти</text:span> аликорнов (они очень дорогие). Остальные — в обычные доспехи.</text:p>
      <text:p text:style-name="P12"><text:span text:style-name="T17">На Орунгун пробрались всего </text:span><text:span text:style-name="T18">около 200</text:span><text:span text:style-name="T17"> виндиго, </text:span><text:span text:style-name="T18">около 15 из них уничтожены и 2 пленены</text:span><text:span text:style-name="T17">, но они становятся сильнее по мере заражения всё большего количества аликорнов</text:span>.</text:p>
      <text:p text:style-name="P13">Виндиго на самом деле — дальние родственники аликорнов, они тоже пришли когда-то с Эогиппа и поселились <text:span text:style-name="T19">в материальном мире</text:span>. Но вместо развитой цивилизации стали ментальными паразитами. <text:span text:style-name="T19">Крохотную их часть </text:span><text:span text:style-name="T20">(200)</text:span><text:span text:style-name="T19"> провёл на Орунгун отверженный аликорн.</text:span></text:p>
      <text:p text:style-name="P14"><text:soft-page-break/>Если виндиго <text:span text:style-name="T21">не остаётся в </text:span>разум<text:span text:style-name="T21">е</text:span> заражённого — тот становится ледяным зомби. Если остаётся — поведение заражённого не меняется, его почти невозможно отличить от нормального аликорна <text:span text:style-name="T22">(про это аликорны не догадывались)</text:span>.</text:p>
      <text:p text:style-name="P12">Первый <text:span text:style-name="T23">заражённый</text:span> (переполненый ненавистью к окружающим) — отверженный аликорн <text:span text:style-name="T24">&lt;&gt; </text:span>(его отправили в изгнание за <text:span text:style-name="T24">непризнание над собой власти королев</text:span><text:span text:style-name="T25">ы</text:span><text:span text:style-name="T24"> Лорен. </text:span><text:span text:style-name="T20">Он могучий маг даже на тех жалких остатках айны, что есть в Орунгуне. Он стал королём виндиго Орунгуна</text:span>). </text:p>
      <text:p text:style-name="P15">Виндиго <text:span text:style-name="T23">заражают</text:span> <text:span text:style-name="T21">по одному из двух вариантов</text:span>: <text:span text:style-name="T23">ранее зараженные</text:span> удерживают на месте жертву, пока виндиго <text:span text:style-name="T21">1) </text:span>целует (поцелуй холода) её <text:span text:style-name="T21">или 2) </text:span>входит в неё <text:span text:style-name="T21">и остаётся </text:span><text:span text:style-name="T26">в её сознании </text:span><text:span text:style-name="T21">навсегда</text:span>, используя её внутреннюю ненависть к чему-либо. <text:span text:style-name="T21">В первом варианте получается ледяной зомби, во втором </text:span>— это «два в одном» - гибрид аликорна и виндиго.</text:p>
      <text:p text:style-name="P16">Для того, чтобы заразить аликорна, нужно снять с него шлем или хотя бы открыть его забрало — виндиго материальны и не могут преодолевать физические преграды.</text:p>
      <text:p text:style-name="P12"/>
      <text:p text:style-name="P12"/>
      <text:p text:style-name="P17"><text:span text:style-name="T27">Консул </text:span>Селестия — декан факультета планетарного движения Королевского Астромеханического университета. </text:p>
      <text:p text:style-name="P17">Луна — центурион <text:span text:style-name="T44">первой</text:span> центурии <text:span text:style-name="T44">второй</text:span> когорты шестого легиона <text:span text:style-name="T28">армии</text:span> <text:span text:style-name="T28">Орунгуна</text:span> </text:p>
      <text:p text:style-name="P9"/>
      <text:p text:style-name="P19">Прыгаем в Чёрную дыру<text:line-break/>https://www.youtube.com/watch?v=JoDmsVNzT8A</text:p>
      <text:p text:style-name="P18"/>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20">Jan Hammer - Crockett's theme </text:p>
      <text:p text:style-name="P21"><text:a xlink:type="simple" xlink:href="https://www.youtube.com/watch?v=8r6fk8VTjbY" text:style-name="Internet_20_link" text:visited-style-name="Visited_20_Internet_20_Link"><text:span text:style-name="T29">https://www.youtube.com/watch?v=8r6fk8VTjbY</text:span></text:a></text:p>
      <text:p text:style-name="P22">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21"><text:a xlink:type="simple" xlink:href="https://www.youtube.com/watch?v=5LE5IHJMDiQ" text:style-name="Internet_20_link" text:visited-style-name="Visited_20_Internet_20_Link"><text:span text:style-name="T29">https://www.youtube.com/watch?v=5LE5IHJMDiQ</text:span></text:a><text:span text:style-name="T29"><text:line-break/>Hanu Dixit - Distant Lands</text:span></text:p>
      <text:p text:style-name="P23"><text:a xlink:type="simple" xlink:href="https://www.youtube.com/watch?v=Ok_JgMamVnQ" text:style-name="Internet_20_link" text:visited-style-name="Visited_20_Internet_20_Link"><text:soft-page-break/>https://www.youtube.com/watch?v=Ok_JgMamVnQ</text:a></text:p>
      <text:p text:style-name="P23"/>
      <text:p text:style-name="P23"><text:span text:style-name="T30">Invicible - Vibe Tracs </text:span><text:a xlink:type="simple" xlink:href="https://www.youtube.com/watch?v=mkka6K8runM" text:style-name="Internet_20_link" text:visited-style-name="Visited_20_Internet_20_Link"><text:span text:style-name="T30">https://www.youtube.com/watch?v=mkka6K8runM</text:span></text:a></text:p>
      <text:p text:style-name="P23"><text:line-break/></text:p>
      <text:p text:style-name="P22">===============================================================================</text:p>
      <text:p text:style-name="P21"><text:span text:style-name="T31">В пространстве с</text:span>мутно <text:span text:style-name="T31">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21"/>
      <text:h text:style-name="P53" text:outline-level="3">Сатисфакция</text:h>
      <text:p text:style-name="P21">… <text:span text:style-name="T32">(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4">...</text:p>
      <text:p text:style-name="P25">Много лет прошло с той битвы. Я всё ещё переживаю каждый её миг, хотя воспоминания закры<text:span text:style-name="T33">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33">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6">Да будет так.</text:p>
      <text:p text:style-name="P21">...</text:p>
      <text:p text:style-name="P27">- А, так это ты меня выдумала, жопа рогатая! - я дьявольски усмехнулся. - Ну что ж, дай и мне посочинять малость! Не ты одна умеешь бумагу марать!</text:p>
      <text:p text:style-name="P28">Я хрустнул пальцами и взялся за <text:span text:style-name="T34">карандаш</text:span>…</text:p>
      <text:p text:style-name="P28">…</text:p>
      <text:p text:style-name="P28"/>
      <text:p text:style-name="P29"/>
      <text:p text:style-name="P29">…</text:p>
      <text:p text:style-name="P27">-----------------------------------------------</text:p>
      <text:p text:style-name="P27">На сцену вышла лошадь и уселась за стол. По залу прокатился вздох удивления.</text:p>
      <text:p text:style-name="P27"><text:soft-page-break/>То, что лошадь уселась по человечески, <text:span text:style-name="T35">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30">Удивительно длинные ноги <text:span text:style-name="T36">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36">о</text:span>громные <text:span text:style-name="T37">вишнёвые </text:span>глаза <text:span text:style-name="T36">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3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32">…</text:p>
      <text:p text:style-name="P33">Эта лошадь приговаривается к смертной казни через усекновение головы!</text:p>
      <text:p text:style-name="P33">Палач пригнул голову лошади к эшафоту. <text:span text:style-name="T38">Лошадь прикрыла глаза копытами</text:span></text:p>
      <text:p text:style-name="P27">…</text:p>
      <text:p text:style-name="P34">Не дам убивать говорящую лошадь!!!</text:p>
      <text:p text:style-name="P35"/>
      <text:p text:style-name="P35">===================================</text:p>
      <text:p text:style-name="P36">Сел одно время становится наркоманкой</text:p>
      <text:p text:style-name="P36"><text:line-break/><text:line-break/></text:p>
      <text:p text:style-name="P37"><text:span text:style-name="T39"><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38"><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text:soft-page-break/>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38"><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38"><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38"><text:line-break/>Дедушка Фрейд, в молодости большой поклонник был кокоса))</text:p>
      <text:p text:style-name="P37"><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text:soft-pag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39"><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39"><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39"><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39"><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39"><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text:soft-page-break/>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text:soft-page-break/>Единственным способом сделать это, как мне казалось, жить так, как жили они. Я запиралась у себя в комнате, слушала музыку и поглощала кокаин.</text:p>
      <text:p text:style-name="P37"/>
      <text:p text:style-name="P37"/>
      <text:p text:style-name="P40">Coldplay – Talk</text:p>
      <text:p text:style-name="P37"><text:line-break/></text:p>
      <text:p text:style-name="P37">---------------------------------------</text:p>
      <text:p text:style-name="P41"/>
      <text:p text:style-name="P42">Сюжет:</text:p>
      <text:p text:style-name="P42">Анон лежит в психушке и ему снятся сны (чтоб их видеть, он скрывает, что не пьёт галоперидол). Во снах – отдельная сюжетная линия (временная петля). <text:span text:style-name="T40">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42"/>
      <text:p text:style-name="P43">(с этого момента начинаются воспоминания Хумана)-&gt;</text:p>
      <text:p text:style-name="P43"/>
      <text:p text:style-name="P44">…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42"/>
      <text:p text:style-name="P44">Вот как раз похождения Анона в глубоком прошлом Эквестрии и снятся Анону в психушке.</text:p>
      <text:p text:style-name="P42"/>
      <text:p text:style-name="P42">-----------------</text:p>
      <text:p text:style-name="P45">Фантастические Сны <text:span text:style-name="T41">Дедлайна</text:span> из психушки – придумала Селестия, превращённая в камень. Эквестрийский Сон (с Обменом) – придумал <text:span text:style-name="T42">Дедлайн</text:span> в ответ. Это и есть великий Обмен.</text:p>
      <text:p text:style-name="P42">-----------------</text:p>
      <text:p text:style-name="P42"/>
      <text:p text:style-name="P42"/>
      <text:p text:style-name="P46">===========================================</text:p>
      <text:p text:style-name="P46"><text:soft-page-break/></text:p>
      <text:p text:style-name="P47">(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43">сама </text:span>Сел стала статуей, <text:span text:style-name="T43">а Луну закинуло на луну</text:span>).</text:p>
      <text:p text:style-name="P48"/>
      <text:p text:style-name="P48">Сон 2:</text:p>
      <text:p text:style-name="P48"/>
      <text:p text:style-name="P48">Сон 3:</text:p>
      <text:p text:style-name="P48"/>
      <text:p text:style-name="P48">Сон 4:</text:p>
      <text:p text:style-name="P48">Сон 5:</text:p>
      <text:p text:style-name="P48"/>
      <text:p text:style-name="P48">Сборка в Эквестрии</text:p>
      <text:p text:style-name="P48"/>
      <text:p text:style-name="P49"/>
      <text:p text:style-name="P50">===========================================================</text:p>
      <text:p text:style-name="P51"/>
      <text:p text:style-name="P52">&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1T02:28:09.027511776</meta:creation-date>
    <dc:date>2025-07-13T18:42:30.858000000</dc:date>
    <meta:editing-duration>P23DT13H56M33S</meta:editing-duration>
    <meta:editing-cycles>91</meta:editing-cycles>
    <meta:generator>LibreOffice/7.6.2.1$Windows_X86_64 LibreOffice_project/56f7684011345957bbf33a7ee678afaf4d2ba333</meta:generator>
    <meta:document-statistic meta:table-count="0" meta:image-count="0" meta:object-count="0" meta:page-count="9" meta:paragraph-count="90" meta:word-count="2420" meta:character-count="17016" meta:non-whitespace-character-count="14596"/>
  </office:meta>
</office:document-meta>
</file>